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380000028AA133D17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officeooo:rsid="000a0e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immagini1" text:anchor-type="paragraph" svg:x="0.22cm" svg:y="0.984cm" svg:width="17cm" svg:height="10.231cm" draw:z-index="0"><draw:image xlink:href="Pictures/10000000000004380000028AA133D170.png" xlink:type="simple" xlink:show="embed" xlink:actuate="onLoad"/></draw:frame><text:span text:style-name="T1">Sequence inserimento evento da parte del responsabile event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59:36</meta:creation-date>
    <dc:date>2012-10-27T15:07:38.04</dc:date>
    <meta:editing-duration>PT9S</meta:editing-duration>
    <meta:editing-cycles>3</meta:editing-cycles>
    <meta:document-statistic meta:table-count="0" meta:image-count="1" meta:object-count="0" meta:page-count="1" meta:paragraph-count="1" meta:word-count="8" meta:character-count="60" meta:non-whitespace-character-count="53"/>
  </office:meta>
</office:document-meta>
</file>